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5.159cm" table:align="left"/>
    </style:style>
    <style:style style:name="Таблица1.A" style:family="table-column">
      <style:table-column-properties style:column-width="1.037cm"/>
    </style:style>
    <style:style style:name="Таблица1.B" style:family="table-column">
      <style:table-column-properties style:column-width="2.282cm"/>
    </style:style>
    <style:style style:name="Таблица1.C" style:family="table-column">
      <style:table-column-properties style:column-width="1.84cm"/>
    </style:style>
    <style:style style:name="Таблица1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background-color="#ffffff" fo:padding="0.053cm" fo:border-left="0.75pt solid #808080" fo:border-right="0.75pt solid #808080" fo:border-top="none" fo:border-bottom="0.05pt solid #808080">
        <style:background-image/>
      </style:table-cell-properties>
    </style:style>
    <style:style style:name="Таблица1.B2" style:family="table-cell">
      <style:table-cell-properties style:vertical-align="middle" fo:background-color="#ffffff" fo:padding="0.053cm" fo:border-left="0.05pt solid #808080" fo:border-right="0.75pt solid #808080" fo:border-top="none" fo:border-bottom="0.05pt solid #808080">
        <style:background-image/>
      </style:table-cell-properties>
    </style:style>
    <style:style style:name="Таблица1.A14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Таблица1.B14" style:family="table-cell">
      <style:table-cell-properties style:vertical-align="middle" fo:background-color="#ffffff" fo:padding="0.053cm" fo:border-left="0.05pt solid #808080" fo:border-right="0.75pt solid #808080" fo:border-top="none" fo:border-bottom="0.75pt solid #808080">
        <style:background-image/>
      </style:table-cell-properties>
    </style:style>
    <style:style style:name="Таблица2" style:family="table">
      <style:table-properties style:width="9.121cm" table:align="left"/>
    </style:style>
    <style:style style:name="Таблица2.A" style:family="table-column">
      <style:table-column-properties style:column-width="2.519cm"/>
    </style:style>
    <style:style style:name="Таблица2.B" style:family="table-column">
      <style:table-column-properties style:column-width="2.48cm"/>
    </style:style>
    <style:style style:name="Таблица2.C" style:family="table-column">
      <style:table-column-properties style:column-width="2.282cm"/>
    </style:style>
    <style:style style:name="Таблица2.D" style:family="table-column">
      <style:table-column-properties style:column-width="1.84cm"/>
    </style:style>
    <style:style style:name="Таблица2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Таблица2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Таблица2.A2" style:family="table-cell">
      <style:table-cell-properties style:vertical-align="middle" fo:background-color="#ffffff" fo:padding="0.053cm" fo:border-left="0.75pt solid #808080" fo:border-right="0.75pt solid #808080" fo:border-top="none" fo:border-bottom="0.05pt solid #808080">
        <style:background-image/>
      </style:table-cell-properties>
    </style:style>
    <style:style style:name="Таблица2.B2" style:family="table-cell">
      <style:table-cell-properties style:vertical-align="middle" fo:background-color="#ffffff" fo:padding="0.053cm" fo:border-left="0.05pt solid #808080" fo:border-right="0.75pt solid #808080" fo:border-top="none" fo:border-bottom="0.05pt solid #808080">
        <style:background-image/>
      </style:table-cell-properties>
    </style:style>
    <style:style style:name="Таблица2.7" style:family="table-row">
      <style:table-row-properties style:min-row-height="0.587cm"/>
    </style:style>
    <style:style style:name="Таблица2.A8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Таблица2.B8" style:family="table-cell">
      <style:table-cell-properties style:vertical-align="middle" fo:background-color="#ffffff" fo:padding="0.053cm" fo:border-left="0.05pt solid #808080" fo:border-right="0.75pt solid #808080" fo:border-top="none" fo:border-bottom="0.75pt solid #808080">
        <style:background-image/>
      </style:table-cell-properties>
    </style:style>
    <style:style style:name="Таблица3" style:family="table">
      <style:table-properties style:width="7.463cm" table:align="left"/>
    </style:style>
    <style:style style:name="Таблица3.A" style:family="table-column">
      <style:table-column-properties style:column-width="3.341cm"/>
    </style:style>
    <style:style style:name="Таблица3.B" style:family="table-column">
      <style:table-column-properties style:column-width="2.282cm"/>
    </style:style>
    <style:style style:name="Таблица3.C" style:family="table-column">
      <style:table-column-properties style:column-width="1.84cm"/>
    </style:style>
    <style:style style:name="Таблица3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Таблица3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Таблица3.A2" style:family="table-cell">
      <style:table-cell-properties style:vertical-align="middle" fo:background-color="#ffffff" fo:padding="0.053cm" fo:border-left="0.75pt solid #808080" fo:border-right="0.75pt solid #808080" fo:border-top="none" fo:border-bottom="0.05pt solid #808080">
        <style:background-image/>
      </style:table-cell-properties>
    </style:style>
    <style:style style:name="Таблица3.B2" style:family="table-cell">
      <style:table-cell-properties style:vertical-align="middle" fo:background-color="#ffffff" fo:padding="0.053cm" fo:border-left="0.05pt solid #808080" fo:border-right="0.75pt solid #808080" fo:border-top="none" fo:border-bottom="0.05pt solid #808080">
        <style:background-image/>
      </style:table-cell-properties>
    </style:style>
    <style:style style:name="Таблица3.A4" style:family="table-cell">
      <style:table-cell-properties style:vertical-align="middle" fo:background-color="#ffffff" fo:padding="0.053cm" fo:border-left="0.75pt solid #808080" fo:border-right="0.75pt solid #808080" fo:border-top="none" fo:border-bottom="0.75pt solid #808080">
        <style:background-image/>
      </style:table-cell-properties>
    </style:style>
    <style:style style:name="Таблица3.B4" style:family="table-cell">
      <style:table-cell-properties style:vertical-align="middle" fo:background-color="#ffffff" fo:padding="0.053cm" fo:border-left="0.0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1pt" style:font-size-asian="21pt" style:font-size-complex="21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1pt" style:font-size-asian="11pt" style:font-size-complex="11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style:font-size-asian="11pt" style:font-size-complex="11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officeooo:paragraph-rsid="00141068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1pt" officeooo:paragraph-rsid="00126db6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1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64b5a" officeooo:paragraph-rsid="00164b5a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22pt" style:font-size-asian="22pt" style:font-size-complex="22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DejaVu Sans Mono" fo:font-size="10pt" fo:font-style="normal" fo:font-weight="normal"/>
    </style:style>
    <style:style style:name="P15" style:family="paragraph" style:parent-style-name="Table_20_Heading">
      <style:paragraph-properties fo:margin-left="0cm" fo:margin-right="0cm" fo:text-indent="0cm" style:auto-text-indent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1pt" style:font-weight-asian="bold" style:font-size-complex="11pt" style:font-weight-complex="bold"/>
    </style:style>
    <style:style style:name="T4" style:family="text">
      <style:text-properties fo:color="#8d1d75" loext:opacity="100%" fo:font-size="9pt" fo:font-style="italic"/>
    </style:style>
    <style:style style:name="T5" style:family="text">
      <style:text-properties fo:color="#8d1d75" loext:opacity="100%" fo:font-size="9pt" fo:font-style="italic" style:font-size-asian="9pt" style:font-style-asian="italic" style:font-size-complex="9pt" style:font-style-complex="italic"/>
    </style:style>
    <style:style style:name="T6" style:family="text">
      <style:text-properties fo:color="#8d1d75" loext:opacity="100%" fo:font-size="9pt" fo:font-style="italic" officeooo:rsid="00126db6" style:font-size-asian="9pt" style:font-style-asian="italic" style:font-size-complex="9pt" style:font-style-complex="italic"/>
    </style:style>
    <style:style style:name="T7" style:family="text">
      <style:text-properties fo:color="#8d1d75" loext:opacity="100%" fo:font-size="9pt" fo:font-style="italic" officeooo:rsid="00126db6" style:font-size-asian="11pt" style:font-size-complex="11pt"/>
    </style:style>
    <style:style style:name="T8" style:family="text">
      <style:text-properties fo:color="#8d1d75" loext:opacity="100%" fo:font-size="9pt" fo:font-style="italic" officeooo:rsid="00141068" style:font-size-asian="11pt" style:font-size-complex="11pt"/>
    </style:style>
    <style:style style:name="T9" style:family="text">
      <style:text-properties fo:color="#8d1d75" loext:opacity="100%" fo:font-size="9pt" fo:font-style="italic" officeooo:rsid="00126db6"/>
    </style:style>
    <style:style style:name="T10" style:family="text">
      <style:text-properties fo:color="#8d1d75" loext:opacity="100%" fo:font-size="9pt" fo:font-style="italic" officeooo:rsid="00141068"/>
    </style:style>
    <style:style style:name="T11" style:family="text">
      <style:text-properties fo:color="#8d1d75" loext:opacity="100%" fo:font-size="9pt" fo:font-style="italic" officeooo:rsid="0014bb3f"/>
    </style:style>
    <style:style style:name="T12" style:family="text">
      <style:text-properties style:font-size-asian="11pt" style:font-size-complex="11pt"/>
    </style:style>
    <style:style style:name="T13" style:family="text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1"><text:span text:style-name="T13">На количество лайков в поста на странице пользователя </text:span><text:a xlink:type="simple" xlink:href="https://vk.com/arslanovalilia" text:style-name="Internet_20_link" text:visited-style-name="Visited_20_Internet_20_Link"><text:span text:style-name="T13">https://vk.com/arslanovalilia</text:span></text:a><text:span text:style-name="T13">, влияет время суток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ремя суток</text:p>
      <text:p text:style-name="P1"/>
      <text:p text:style-name="P8">SELECT </text:p>
      <text:p text:style-name="P4"><text:s text:c="4"/>strftime('%H', time) AS hour, <text:s text:c="2"/>-- <text:span text:style-name="T5">с помощью функции </text:span><text:span text:style-name="T6">strftime() из колонки time выбираю только час</text:span></text:p>
      <text:p text:style-name="P7"><text:s text:c="4"/>COUNT(*) AS posts_count, <text:s text:c="3"/>-- <text:span text:style-name="T6">подсчитываю количество постов, а вместе с группировкой, получится посчёт за один определённый час</text:span></text:p>
      <text:p text:style-name="P10"><text:span text:style-name="T12"><text:s text:c="4"/>ROUND(AVG(CAST(likes_count AS INTEGER)), 2) AS avg_likes <text:s text:c="2"/>-- </text:span><text:span text:style-name="T7">меняю тип данных в числовой в колонке likes_count и подсчитываю среднее значение лайков в каждом часу применяя группировку для часа</text:span></text:p>
      <text:p text:style-name="P4"><text:span text:style-name="T2">FROM </text:span>vk_posts</text:p>
      <text:p text:style-name="P10"><text:span text:style-name="T3">GROUP BY </text:span><text:span text:style-name="T12">hour <text:s/>-- </text:span><text:span text:style-name="T8">группировка по часам</text:span></text:p>
      <text:p text:style-name="P4"><text:span text:style-name="T2">ORDER BY</text:span> avg_likes DESC;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hour</text:p>
          </table:table-cell>
          <table:table-cell table:style-name="Таблица1.B1" office:value-type="string">
            <text:p text:style-name="Table_20_Heading">posts_count</text:p>
          </table:table-cell>
          <table:table-cell table:style-name="Таблица1.B1" office:value-type="string">
            <text:p text:style-name="P15">avg_likes</text:p>
          </table:table-cell>
        </table:table-row>
        <table:table-row>
          <table:table-cell table:style-name="Таблица1.A2" office:value-type="string">
            <text:p text:style-name="P14">19</text:p>
          </table:table-cell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4">81.0</text:p>
          </table:table-cell>
        </table:table-row>
        <table:table-row>
          <table:table-cell table:style-name="Таблица1.A2" office:value-type="string">
            <text:p text:style-name="P14">09</text:p>
          </table:table-cell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4">65.0</text:p>
          </table:table-cell>
        </table:table-row>
        <table:table-row>
          <table:table-cell table:style-name="Таблица1.A2" office:value-type="string">
            <text:p text:style-name="P14">14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4">41.0</text:p>
          </table:table-cell>
        </table:table-row>
        <table:table-row>
          <table:table-cell table:style-name="Таблица1.A2" office:value-type="string">
            <text:p text:style-name="P14">21</text:p>
          </table:table-cell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4">24.33</text:p>
          </table:table-cell>
        </table:table-row>
        <table:table-row>
          <table:table-cell table:style-name="Таблица1.A2" office:value-type="string">
            <text:p text:style-name="P14">16</text:p>
          </table:table-cell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4">17.5</text:p>
          </table:table-cell>
        </table:table-row>
        <table:table-row>
          <table:table-cell table:style-name="Таблица1.A2" office:value-type="string">
            <text:p text:style-name="P14">11</text:p>
          </table:table-cell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4">17.33</text:p>
          </table:table-cell>
        </table:table-row>
        <table:table-row>
          <table:table-cell table:style-name="Таблица1.A2" office:value-type="string">
            <text:p text:style-name="P14">13</text:p>
          </table:table-cell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4">17.0</text:p>
          </table:table-cell>
        </table:table-row>
        <table:table-row>
          <table:table-cell table:style-name="Таблица1.A2" office:value-type="string">
            <text:p text:style-name="P14">17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4">15.0</text:p>
          </table:table-cell>
        </table:table-row>
        <table:table-row>
          <table:table-cell table:style-name="Таблица1.A2" office:value-type="string">
            <text:p text:style-name="P14">12</text:p>
          </table:table-cell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4">13.75</text:p>
          </table:table-cell>
        </table:table-row>
        <table:table-row>
          <table:table-cell table:style-name="Таблица1.A2" office:value-type="string">
            <text:p text:style-name="P14">22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4">11.0</text:p>
          </table:table-cell>
        </table:table-row>
        <table:table-row>
          <table:table-cell table:style-name="Таблица1.A2" office:value-type="string">
            <text:p text:style-name="P14">15</text:p>
          </table:table-cell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4">9.5</text:p>
          </table:table-cell>
        </table:table-row>
        <table:table-row>
          <table:table-cell table:style-name="Таблица1.A2" office:value-type="string">
            <text:p text:style-name="P14">18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4">8.0</text:p>
          </table:table-cell>
        </table:table-row>
        <table:table-row>
          <table:table-cell table:style-name="Таблица1.A14" office:value-type="string">
            <text:p text:style-name="P14">10</text:p>
          </table:table-cell>
          <table:table-cell table:style-name="Таблица1.B14" office:value-type="string">
            <text:p text:style-name="P14">2</text:p>
          </table:table-cell>
          <table:table-cell table:style-name="Таблица1.B14" office:value-type="string">
            <text:p text:style-name="P13">8.0</text:p>
          </table:table-cell>
        </table:table-row>
      </table:table>
      <text:p text:style-name="P1"/>
      <text:p text:style-name="P1"><text:soft-page-break/></text:p>
      <text:p text:style-name="P2"><text:s/><text:span text:style-name="T1">День недели</text:span></text:p>
      <text:p text:style-name="P1"/>
      <text:p text:style-name="P8">SELECT </text:p>
      <text:p text:style-name="P10"><text:span text:style-name="T12"><text:s text:c="4"/>strftime('%w', date_post) AS day_of_week, -- </text:span><text:span text:style-name="T7">с помощью функции определяю номер дня недели</text:span></text:p>
      <text:p text:style-name="P10"><text:span text:style-name="T12"><text:s text:c="4"/>CASE strftime('%w', date_post) <text:s text:c="3"/>-- </text:span><text:span text:style-name="T7">на основе номера дня недели, создаю колонку с названиями дня недели</text:span></text:p>
      <text:p text:style-name="P4"><text:s text:c="8"/>WHEN '0' THEN 'Воскресенье'</text:p>
      <text:p text:style-name="P4"><text:s text:c="8"/>WHEN '1' THEN 'Понедельник'</text:p>
      <text:p text:style-name="P4"><text:s text:c="8"/>WHEN '2' THEN 'Вторник'</text:p>
      <text:p text:style-name="P4"><text:s text:c="8"/>WHEN '3' THEN 'Среда'</text:p>
      <text:p text:style-name="P4"><text:s text:c="8"/>WHEN '4' THEN 'Четверг'</text:p>
      <text:p text:style-name="P4"><text:s text:c="8"/>WHEN '5' THEN 'Пятница'</text:p>
      <text:p text:style-name="P4"><text:s text:c="8"/>WHEN '6' THEN 'Суббота'</text:p>
      <text:p text:style-name="P4"><text:s text:c="4"/>END AS day_name,</text:p>
      <text:p text:style-name="P10"><text:span text:style-name="T12"><text:s text:c="4"/>COUNT(*) AS posts_count, <text:s text:c="2"/>-- </text:span><text:span text:style-name="T8">посчёт постов</text:span></text:p>
      <text:p text:style-name="P10"><text:span text:style-name="T12"><text:s text:c="4"/>ROUND(AVG(CAST(likes_count AS INTEGER)), 2) AS avg_likes <text:s/>-- </text:span><text:span text:style-name="T8">меняю тип данных и считаю среднее</text:span></text:p>
      <text:p text:style-name="P4"><text:span text:style-name="T2">FROM</text:span> vk_posts</text:p>
      <text:p text:style-name="P10"><text:span text:style-name="T3">GROUP BY</text:span><text:span text:style-name="T12"> day_of_week <text:s/>-- </text:span><text:span text:style-name="T8">группировка по дням недели</text:span></text:p>
      <text:p text:style-name="P4"><text:span text:style-name="T2">ORDER BY</text:span> avg_likes DESC;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Table_20_Heading">day_of_week</text:p>
          </table:table-cell>
          <table:table-cell table:style-name="Таблица2.B1" office:value-type="string">
            <text:p text:style-name="Table_20_Heading">day_name</text:p>
          </table:table-cell>
          <table:table-cell table:style-name="Таблица2.B1" office:value-type="string">
            <text:p text:style-name="Table_20_Heading">posts_count</text:p>
          </table:table-cell>
          <table:table-cell table:style-name="Таблица2.B1" office:value-type="string">
            <text:p text:style-name="P15">avg_likes</text:p>
          </table:table-cell>
        </table:table-row>
        <table:table-row>
          <table:table-cell table:style-name="Таблица2.A2" office:value-type="string">
            <text:p text:style-name="P14">1</text:p>
          </table:table-cell>
          <table:table-cell table:style-name="Таблица2.B2" office:value-type="string">
            <text:p text:style-name="P14">Понедельник</text:p>
          </table:table-cell>
          <table:table-cell table:style-name="Таблица2.B2" office:value-type="string">
            <text:p text:style-name="P14">6</text:p>
          </table:table-cell>
          <table:table-cell table:style-name="Таблица2.B2" office:value-type="string">
            <text:p text:style-name="P14">52.0</text:p>
          </table:table-cell>
        </table:table-row>
        <table:table-row>
          <table:table-cell table:style-name="Таблица2.A2" office:value-type="string">
            <text:p text:style-name="P14">0</text:p>
          </table:table-cell>
          <table:table-cell table:style-name="Таблица2.B2" office:value-type="string">
            <text:p text:style-name="P14">Воскресенье</text:p>
          </table:table-cell>
          <table:table-cell table:style-name="Таблица2.B2" office:value-type="string">
            <text:p text:style-name="P14">1</text:p>
          </table:table-cell>
          <table:table-cell table:style-name="Таблица2.B2" office:value-type="string">
            <text:p text:style-name="P14">28.0</text:p>
          </table:table-cell>
        </table:table-row>
        <table:table-row>
          <table:table-cell table:style-name="Таблица2.A2" office:value-type="string">
            <text:p text:style-name="P14">5</text:p>
          </table:table-cell>
          <table:table-cell table:style-name="Таблица2.B2" office:value-type="string">
            <text:p text:style-name="P14">Пятница</text:p>
          </table:table-cell>
          <table:table-cell table:style-name="Таблица2.B2" office:value-type="string">
            <text:p text:style-name="P14">6</text:p>
          </table:table-cell>
          <table:table-cell table:style-name="Таблица2.B2" office:value-type="string">
            <text:p text:style-name="P14">18.33</text:p>
          </table:table-cell>
        </table:table-row>
        <table:table-row>
          <table:table-cell table:style-name="Таблица2.A2" office:value-type="string">
            <text:p text:style-name="P14">3</text:p>
          </table:table-cell>
          <table:table-cell table:style-name="Таблица2.B2" office:value-type="string">
            <text:p text:style-name="P14">Среда</text:p>
          </table:table-cell>
          <table:table-cell table:style-name="Таблица2.B2" office:value-type="string">
            <text:p text:style-name="P14">4</text:p>
          </table:table-cell>
          <table:table-cell table:style-name="Таблица2.B2" office:value-type="string">
            <text:p text:style-name="P14">18.25</text:p>
          </table:table-cell>
        </table:table-row>
        <table:table-row>
          <table:table-cell table:style-name="Таблица2.A2" office:value-type="string">
            <text:p text:style-name="P14">6</text:p>
          </table:table-cell>
          <table:table-cell table:style-name="Таблица2.B2" office:value-type="string">
            <text:p text:style-name="P14">Суббота</text:p>
          </table:table-cell>
          <table:table-cell table:style-name="Таблица2.B2" office:value-type="string">
            <text:p text:style-name="P14">3</text:p>
          </table:table-cell>
          <table:table-cell table:style-name="Таблица2.B2" office:value-type="string">
            <text:p text:style-name="P14">17.33</text:p>
          </table:table-cell>
        </table:table-row>
        <table:table-row table:style-name="Таблица2.7">
          <table:table-cell table:style-name="Таблица2.A2" office:value-type="string">
            <text:p text:style-name="P14">4</text:p>
          </table:table-cell>
          <table:table-cell table:style-name="Таблица2.B2" office:value-type="string">
            <text:p text:style-name="P14">Четверг</text:p>
          </table:table-cell>
          <table:table-cell table:style-name="Таблица2.B2" office:value-type="string">
            <text:p text:style-name="P14">2</text:p>
          </table:table-cell>
          <table:table-cell table:style-name="Таблица2.B2" office:value-type="string">
            <text:p text:style-name="P14">17.0</text:p>
          </table:table-cell>
        </table:table-row>
        <table:table-row>
          <table:table-cell table:style-name="Таблица2.A8" office:value-type="string">
            <text:p text:style-name="P14">2</text:p>
          </table:table-cell>
          <table:table-cell table:style-name="Таблица2.B8" office:value-type="string">
            <text:p text:style-name="P14">Вторник</text:p>
          </table:table-cell>
          <table:table-cell table:style-name="Таблица2.B8" office:value-type="string">
            <text:p text:style-name="P14">4</text:p>
          </table:table-cell>
          <table:table-cell table:style-name="Таблица2.B8" office:value-type="string">
            <text:p text:style-name="P13">10.5</text:p>
          </table:table-cell>
        </table:table-row>
      </table:table>
      <text:p text:style-name="P1"/>
      <text:p text:style-name="P1"/>
      <text:p text:style-name="P3">Промежуток между постами</text:p>
      <text:p text:style-name="P3"/>
      <text:p text:style-name="P6"><text:span text:style-name="T2">WITH</text:span> PostIntervals AS ( <text:s text:c="4"/>-- <text:s/><text:span text:style-name="T10">создаю временную таблицу </text:span><text:span text:style-name="T11">и подсчитываю разницу между датой поста</text:span></text:p>
      <text:p text:style-name="P5"><text:s text:c="4"/><text:span text:style-name="T2">SELECT</text:span></text:p>
      <text:p text:style-name="P5"><text:s text:c="8"/>date_post,</text:p>
      <text:p text:style-name="P5"><text:s text:c="8"/>likes_count,</text:p>
      <text:p text:style-name="P5"><text:s text:c="8"/>JULIANDAY(date_post) - JULIANDAY(LAG(date_post) OVER (ORDER BY date_post)) AS days_since_previous</text:p>
      <text:p text:style-name="P5"><text:s text:c="4"/><text:span text:style-name="T2">FROM</text:span> vk_posts <text:s text:c="2"/></text:p>
      <text:p text:style-name="P5">)</text:p>
      <text:p text:style-name="P9">SELECT</text:p>
      <text:p text:style-name="P5"><text:s text:c="4"/>CASE</text:p>
      <text:p text:style-name="P5"><text:s text:c="8"/>WHEN days_since_previous IS NULL THEN 'Первый пост'</text:p>
      <text:p text:style-name="P5"><text:s text:c="8"/>WHEN days_since_previous &lt;= 1 THEN 'Менее 1 дня'</text:p>
      <text:p text:style-name="P5"><text:s text:c="8"/>WHEN days_since_previous &lt;= 3 THEN 'От 1 до 3 дней'</text:p>
      <text:p text:style-name="P5"><text:s text:c="8"/>WHEN days_since_previous &lt;= 7 THEN 'От 3 до 7 дней'</text:p>
      <text:p text:style-name="P5"><text:s text:c="8"/>ELSE 'Более 7 дней'</text:p>
      <text:p text:style-name="P5"><text:s text:c="4"/>END AS interval_category,</text:p>
      <text:p text:style-name="P5"><text:s text:c="4"/>COUNT(*) AS posts_count,</text:p>
      <text:p text:style-name="P5"><text:s text:c="4"/>ROUND(AVG(CAST(likes_count AS INTEGER)), 2) AS avg_likes</text:p>
      <text:p text:style-name="P5"><text:span text:style-name="T2">FROM</text:span> PostIntervals</text:p>
      <text:p text:style-name="P5"><text:span text:style-name="T2">GROUP BY</text:span> interval_category</text:p>
      <text:p text:style-name="P5"><text:span text:style-name="T2">ORDER BY</text:span> avg_likes DESC;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Heading">interval_category</text:p>
          </table:table-cell>
          <table:table-cell table:style-name="Таблица3.B1" office:value-type="string">
            <text:p text:style-name="Table_20_Heading">posts_count</text:p>
          </table:table-cell>
          <table:table-cell table:style-name="Таблица3.B1" office:value-type="string">
            <text:p text:style-name="P15">avg_likes</text:p>
          </table:table-cell>
        </table:table-row>
        <table:table-row>
          <table:table-cell table:style-name="Таблица3.A2" office:value-type="string">
            <text:p text:style-name="P14">Первый пост</text:p>
          </table:table-cell>
          <table:table-cell table:style-name="Таблица3.B2" office:value-type="string">
            <text:p text:style-name="P14">1</text:p>
          </table:table-cell>
          <table:table-cell table:style-name="Таблица3.B2" office:value-type="string">
            <text:p text:style-name="P14">121.0</text:p>
          </table:table-cell>
        </table:table-row>
        <table:table-row>
          <table:table-cell table:style-name="Таблица3.A2" office:value-type="string">
            <text:p text:style-name="P14">От 1 до 3 дней</text:p>
          </table:table-cell>
          <table:table-cell table:style-name="Таблица3.B2" office:value-type="string">
            <text:p text:style-name="P14">11</text:p>
          </table:table-cell>
          <table:table-cell table:style-name="Таблица3.B2" office:value-type="string">
            <text:p text:style-name="P14">23.45</text:p>
          </table:table-cell>
        </table:table-row>
        <table:table-row>
          <table:table-cell table:style-name="Таблица3.A4" office:value-type="string">
            <text:p text:style-name="P14">Менее 1 дня</text:p>
          </table:table-cell>
          <table:table-cell table:style-name="Таблица3.B4" office:value-type="string">
            <text:p text:style-name="P14">14</text:p>
          </table:table-cell>
          <table:table-cell table:style-name="Таблица3.B4" office:value-type="string">
            <text:p text:style-name="P13">19.4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86cm" fo:margin-bottom="0.616cm" fo:margin-left="0.586cm" fo:margin-right="0.72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5:29:20.667309909</meta:creation-date>
    <dc:date>2025-10-07T16:34:43.529329727</dc:date>
    <meta:editing-duration>PT34M53S</meta:editing-duration>
    <meta:editing-cycles>4</meta:editing-cycles>
    <meta:generator>LibreOffice/24.2.7.2$Linux_X86_64 LibreOffice_project/420$Build-2</meta:generator>
    <meta:document-statistic meta:table-count="3" meta:image-count="0" meta:object-count="0" meta:page-count="2" meta:paragraph-count="133" meta:word-count="368" meta:character-count="2424" meta:non-whitespace-character-count="1987"/>
  </office:meta>
</office:document-meta>
</file>